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iew.setExposedContextBeanNames( String ... exposedContextBea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setAttributesCSV( @ Nullable String prop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View.isExposePat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render( @ Nullable Map &lt; String , ? &gt; model , HttpServletRequest request ,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View.setRequestContextAttribute( @ Nullable String requestContext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createRequestContext( HttpServletRequest request , HttpServletResponse response , Map &lt; String , Object &gt;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getRequestToExpose( HttpServletRequest original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View.getRequestContex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generatesDownload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setExposeContextBeansAsAttributes( boolean exposeContextBeansAs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setContentType( @ Nullable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writeToResponse( HttpServletResponse response , ByteArrayOutputStream ba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View.setBeanName( @ Nullable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setAttributesMap( @ Nullable Map &lt; String , ? &gt;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View.getAttribute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prepareResponse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View.createTemporary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getStat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createMergedOutputModel( @ Nullable Map &lt; String , ? &gt; model , HttpServletRequest request , HttpServletResponse respon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View.setAttributes( Properti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addStatic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exposeModelAsRequestAttributes( Map &lt; String , Object &gt; model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View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formatView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setExposePathVariables( boolean exposePath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iew.setResponseContentType(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